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language="zxx" fo:country="none" fo:font-style="normal" fo:font-weight="bold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color="#000000" fo:font-size="10.5pt" style:font-size-asian="10.5pt" style:font-size-complex="10.5pt"/>
    </style:style>
    <style:style style:name="P7" style:family="paragraph" style:parent-style-name="Standard">
      <style:text-properties fo:color="#000000" style:font-name="Georgia" fo:font-size="10.5pt" style:font-size-asian="10.5pt" style:font-size-complex="10.5pt"/>
    </style:style>
    <style:style style:name="P8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font-style="normal" fo:font-weight="normal" style:font-size-asian="10.5pt" style:font-size-complex="10.5pt"/>
    </style:style>
    <style:style style:name="P9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italic" fo:font-weight="normal" style:font-name-asian="Georgia" style:font-size-asian="10.5pt" style:language-asian="zxx" style:country-asian="none" style:font-style-asian="normal" style:font-name-complex="Georgia" style:font-size-complex="10.5pt" style:language-complex="zxx" style:country-complex="none" style:font-style-complex="normal"/>
    </style:style>
    <style:style style:name="P10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P11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font-variant="normal" fo:text-transform="none" fo:color="#000000" style:font-name="Georgia" fo:font-size="10.5pt" fo:letter-spacing="normal" fo:language="zxx" fo:country="none" fo:font-style="normal" fo:font-weight="normal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12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style:font-size-asian="10.5pt" style:font-size-complex="10.5pt"/>
    </style:style>
    <style:style style:name="P13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14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3b3d40" style:font-name="Georgia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4" style:family="text">
      <style:text-properties fo:font-variant="normal" fo:text-transform="none" fo:color="#3b3d40" style:font-name="Georgia" fo:letter-spacing="normal" fo:language="zxx" fo:country="none" fo:font-style="normal" fo:font-weight="normal" fo:background-color="transparent" style:font-name-asian="Georgia" style:language-asian="zxx" style:country-asian="none" style:font-name-complex="Georgia" style:language-complex="zxx" style:country-complex="none"/>
    </style:style>
    <style:style style:name="T5" style:family="text">
      <style:text-properties fo:font-variant="normal" fo:text-transform="none" fo:color="#3b3d40" style:font-name="Georgia" fo:letter-spacing="normal" fo:language="zxx" fo:country="none" fo:font-style="normal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6" style:family="text">
      <style:text-properties fo:font-variant="normal" fo:text-transform="none" fo:color="#545454" style:font-name="Georgia" fo:letter-spacing="normal" fo:language="zxx" fo:country="none" fo:font-style="italic" fo:font-weight="normal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7" style:family="text">
      <style:text-properties fo:font-variant="normal" fo:text-transform="none" style:font-name="Georgia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8" style:family="text">
      <style:text-properties fo:font-variant="normal" fo:text-transform="none" style:font-name="Georgia" fo:letter-spacing="normal" fo:language="zxx" fo:country="none" fo:font-style="normal" fo:font-weight="normal" fo:background-color="transparent" style:font-name-asian="Georgia" style:language-asian="zxx" style:country-asian="none" style:font-name-complex="Georgia" style:language-complex="zxx" style:country-complex="none"/>
    </style:style>
    <style:style style:name="T9" style:family="text">
      <style:text-properties fo:font-variant="normal" fo:text-transform="none" style:font-name="Georgia" fo:letter-spacing="normal" fo:language="zxx" fo:country="none" fo:font-style="normal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0" style:family="text">
      <style:text-properties fo:font-variant="normal" fo:text-transform="none" style:font-name="Georgia" fo:letter-spacing="normal" fo:language="zxx" fo:country="none" fo:font-style="italic" fo:font-weight="normal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1" style:family="text">
      <style:text-properties style:font-name="Georgia" fo:language="zxx" fo:country="none" style:font-name-asian="Georgia" style:language-asian="zxx" style:country-asian="none" style:font-name-complex="Georgia" style:language-complex="zxx" style:country-complex="none"/>
    </style:style>
    <style:style style:name="T12" style:family="text">
      <style:text-properties style:font-name="Georgia"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3" style:family="text">
      <style:text-properties style:font-name="Georgia" fo:language="zxx" fo:country="none" style:text-underline-style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4" style:family="text">
      <style:text-properties style:font-name="Georgia" fo:language="zxx" fo:country="none" style:text-underline-style="none" style:font-name-asian="Georgia" style:language-asian="zxx" style:country-asian="none" style:font-name-complex="Georgia" style:language-complex="zxx" style:country-complex="none"/>
    </style:style>
    <style:style style:name="T15" style:family="text">
      <style:text-properties style:font-name="Georgia" fo:language="zxx" fo:country="none" fo:background-color="transparent" style:font-name-asian="Georgia" style:language-asian="zxx" style:country-asian="none" style:font-name-complex="Georgia" style:language-complex="zxx" style:country-complex="none"/>
    </style:style>
    <style:style style:name="T16" style:family="text">
      <style:text-properties style:font-name="Georgia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17" style:family="text">
      <style:text-properties style:text-position="super 58%" fo:language="zxx" fo:country="none" style:font-name-asian="Georgia" style:language-asian="zxx" style:country-asian="none" style:font-name-complex="Georgia" style:language-complex="zxx" style:country-complex="none"/>
    </style:style>
    <style:style style:name="T18" style:family="text">
      <style:text-properties fo:color="#208020" style:font-name="Georgia" fo:language="zxx" fo:country="none" style:text-underline-style="none" style:font-name-asian="Georgia" style:language-asian="zxx" style:country-asian="none" style:font-name-complex="Georgia" style:language-complex="zxx" style:country-complex="none"/>
    </style:style>
    <style:style style:name="T19" style:family="text">
      <style:text-properties fo:color="#208020" style:font-name="Georgia" fo:language="zxx" fo:country="none" style:text-underline-style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0" style:family="text">
      <style:text-properties fo:color="#208020" fo:language="zxx" fo:country="none" style:text-underline-style="solid" style:text-underline-width="auto" style:text-underline-color="font-color" style:font-name-asian="Georgia" style:language-asian="zxx" style:country-asian="none" style:font-name-complex="Georgia" style:language-complex="zxx" style:country-complex="none"/>
    </style:style>
    <style:style style:name="T21" style:family="text">
      <style:text-properties fo:color="#208020" fo:language="zxx" fo:country="none" style:text-underline-style="none" style:font-name-asian="Georgia" style:language-asian="zxx" style:country-asian="none" style:font-name-complex="Georgia" style:language-complex="zxx" style:country-complex="none"/>
    </style:style>
    <style:style style:name="T22" style:family="text">
      <style:text-properties fo:color="#208020" fo:language="zxx" fo:country="none" style:text-underline-style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3" style:family="text">
      <style:text-properties fo:color="#208020" fo:language="zxx" fo:country="none" style:text-underline-style="none" fo:background-color="transparent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24" style:family="text">
      <style:text-properties fo:color="#208020" style:text-underline-style="none"/>
    </style:style>
    <style:style style:name="T25" style:family="text">
      <style:text-properties fo:color="#208020" style:text-underline-style="none" fo:font-weight="bold"/>
    </style:style>
    <style:style style:name="T26" style:family="text">
      <style:text-properties fo:color="#545454" style:font-name="Georgia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27" style:family="text">
      <style:text-properties fo:color="#545454"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28" style:family="text">
      <style:text-properties fo:color="#545454" fo:language="zxx" fo:country="none" fo:background-color="transparent" style:font-name-asian="Georgia" style:language-asian="zxx" style:country-asian="none" style:font-style-asian="normal" style:font-name-complex="Georgia" style:language-complex="zxx" style:country-complex="none" style:font-style-complex="normal"/>
    </style:style>
    <style:style style:name="T29" style:family="text">
      <style:text-properties fo:color="#545454" fo:font-style="italic" style:font-style-asian="italic" style:font-style-complex="italic"/>
    </style:style>
    <style:style style:name="T30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31" style:family="text">
      <style:text-properties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32" style:family="text">
      <style:text-properties fo:language="zxx" fo:country="none" fo:background-color="transparent" style:font-name-asian="Georgia" style:language-asian="zxx" style:country-asian="none" style:font-name-complex="Georgia" style:language-complex="zxx" style:country-complex="none"/>
    </style:style>
    <style:style style:name="T33" style:family="text">
      <style:text-properties fo:language="zxx" fo:country="none" fo:background-color="transparent" style:font-name-asian="Georgia" style:language-asian="zxx" style:country-asian="none" style:font-style-asian="normal" style:font-name-complex="Georgia" style:language-complex="zxx" style:country-complex="none" style:font-style-complex="normal"/>
    </style:style>
    <style:style style:name="T34" style:family="text">
      <style:text-properties fo:language="zxx" fo:country="none" style:text-underline-style="none" fo:background-color="transparent" style:font-name-asian="Georgia" style:language-asian="zxx" style:country-asian="none" style:font-weight-asian="normal" style:font-name-complex="Georgia" style:language-complex="zxx" style:country-complex="none" style:font-weight-complex="normal"/>
    </style:style>
    <style:style style:name="T35" style:family="text">
      <style:text-properties fo:language="zxx" fo:country="none" style:text-underline-style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36" style:family="text">
      <style:text-properties fo:language="zxx" fo:country="none" style:text-underline-style="none" style:font-name-asian="Georgia" style:language-asian="zxx" style:country-asian="none" style:font-name-complex="Georgia" style:language-complex="zxx" style:country-complex="none"/>
    </style:style>
    <style:style style:name="T37" style:family="text">
      <style:text-properties fo:language="zxx" fo:country="none" style:text-underline-style="solid" style:text-underline-width="auto" style:text-underline-color="font-color" style:font-name-asian="Georgia" style:language-asian="zxx" style:country-asian="none" style:font-name-complex="Georgia" style:language-complex="zxx" style:country-complex="none"/>
    </style:style>
    <style:style style:name="T38" style:family="text">
      <style:text-properties fo:language="zxx" fo:country="none" fo:font-style="italic" style:font-name-asian="Georgia" style:language-asian="zxx" style:country-asian="none" style:font-style-asian="italic" style:font-name-complex="Georgia" style:language-complex="zxx" style:country-complex="none" style:font-style-complex="italic"/>
    </style:style>
    <style:style style:name="T39" style:family="text">
      <style:text-properties fo:background-color="transparent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style:font-weight-asian="normal" style:font-weight-complex="normal"/>
    </style:style>
    <style:style style:name="T42" style:family="text">
      <style:text-properties style:text-underline-style="none" fo:font-weight="bold"/>
    </style:style>
    <style:style style:name="T4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You're Weary</text:p>
      <text:p text:style-name="P7"><text:span text:style-name="T2">Read:</text:span> </text:p>
      <text:p text:style-name="P7"><text:span text:style-name="T2">Text:</text:span> <text:span text:style-name="T37">Job_3:17</text:span><text:span text:style-name="T30"> There the wicked cease </text:span><text:span text:style-name="T38">from</text:span><text:span text:style-name="T30"> troubling; and there the </text:span><text:span text:style-name="T32">weary </text:span><text:span text:style-name="T30">be at rest.</text:span></text:p>
      <text:p text:style-name="P2"><text:span text:style-name="T2">Introduction:</text:span> </text:p>
      <text:p text:style-name="P2"/>
      <text:p text:style-name="P2"><text:span text:style-name="T2">Causes of weariness:</text:span> </text:p>
      <text:p text:style-name="P2"><text:span text:style-name="T31">I.</text:span><text:span text:style-name="T30"> <text:s/></text:span><text:span text:style-name="T35">Doing Exactly the Right Thing: </text:span>In the scriptures we read about Eleazar who had been killing enemies all day long. <text:s/>The writer tells us that he was “...<text:span text:style-name="T32">weary, </text:span><text:span text:style-name="T30">and his hand clave unto the sword...” He was busy fighting the enemies of God. <text:s/>Paul admonishes the church at Thessa-lonica to “...be not </text:span><text:span text:style-name="T32">weary </text:span><text:span text:style-name="T30">in well doing.” <text:s/></text:span></text:p>
      <text:p text:style-name="P2"><text:span text:style-name="T31">II.</text:span><text:span text:style-name="T30"> </text:span><text:span text:style-name="T35">Grief</text:span><text:span text:style-name="T36">.</text:span><text:span text:style-name="T30"> <text:s/>David writes in Psalms 6: “I am </text:span><text:span text:style-name="T32">weary</text:span><text:span text:style-name="T30"> with my groaning; all the night make I my bed to swim; I water my couch with my tears. <text:s/>In the 69</text:span><text:span text:style-name="T17">th</text:span><text:span text:style-name="T30"> chapter he said: “I am</text:span><text:span text:style-name="T32"> weary </text:span><text:span text:style-name="T30">of my cry-ing: my throat is dried: mine eyes fail while I wait for my God.” We don't think of David as a weeper or a whiner but he went through times that wore him out with grief.</text:span></text:p>
      <text:p text:style-name="P2"><text:span text:style-name="T2">III.</text:span> <text:s/><text:span text:style-name="T2">Anger:</text:span> Jeremiah was filled with<text:span text:style-name="T2"> </text:span><text:span text:style-name="T41">anger </text:span>that the COI refused to obey God and he states: “...<text:span text:style-name="T30">I am full of the fury of the LORD; I am </text:span><text:span text:style-name="T32">weary</text:span><text:span text:style-name="T30"> with holding in.”</text:span></text:p>
      <text:p text:style-name="P6"><text:span text:style-name="T12">IV.</text:span><text:span text:style-name="T11"> <text:s/></text:span><text:span text:style-name="T13">Sin</text:span><text:span text:style-name="T11"> will weary you to death. <text:s/>Jeremiah 9:5 says: “...</text:span><text:span text:style-name="T7">they will deceive every one his neighbour, and will not speak the truth: they have taught their tongue to speak lies, </text:span><text:span text:style-name="T10">and</text:span><text:span text:style-name="T7"> </text:span><text:span text:style-name="T8">weary</text:span><text:span text:style-name="T7"> themselves to commit iniquity.”</text:span></text:p>
      <text:p text:style-name="P8"><text:span text:style-name="T31">V.</text:span><text:span text:style-name="T30"> <text:s/></text:span><text:span text:style-name="T35">Fighting God</text:span><text:span text:style-name="T30"> Jeremiah 20:9. "Then I said, I will not make mention of him, nor speak any more in his name. But </text:span><text:span text:style-name="T38">his </text:span><text:span text:style-name="T33">word</text:span><text:span text:style-name="T33"> was in mine heart as a burning fire shut up in my bones, and I was weary with forbearing, and I could not </text:span><text:span text:style-name="T33">stay." </text:span></text:p>
      <text:p text:style-name="P9"/>
      <text:p text:style-name="P3">Consequences of weariness:</text:p>
      <text:p text:style-name="P4"><text:span text:style-name="T1">I. Hunger</text:span> <text:span text:style-name="T40">Judges 8:15</text:span> "And he came unto the men of Succoth, and said, Behold Zebah and Zalmunna, with whom ye did upbraid me, saying, <text:span text:style-name="T43">Are</text:span> the hands of Zebah and Zalmunna now in thine hand, that we should give bread unto thy men <text:span text:style-name="T43">that are</text:span><text:span text:style-name="T39"> weary</text:span>?"</text:p>
      <text:p text:style-name="P10"><text:span text:style-name="T1">II. No Prayer</text:span> <text:s/><text:span text:style-name="T40">Isaiah 43:22</text:span><text:span text:style-name="T40"> "</text:span>But thou hast not called upon me, O Jacob; but thou hast been <text:span text:style-name="T39">weary </text:span>of me, O Israel."</text:p>
      <text:p text:style-name="P10"><text:span text:style-name="T42">III. Unheard Prayers</text:span><text:span text:style-name="T40"> Isaiah 16:12</text:span> "And it shall come to pass, when it is seen that Moab is <text:span text:style-name="T39">weary</text:span> on the high place, that he shall come to his sanctuary to pray; but he shall not prevail."</text:p>
      <text:p text:style-name="P8"><text:span text:style-name="T31">IV. Falling <text:s/></text:span><text:span text:style-name="T34">Isaiah 40:30</text:span><text:span text:style-name="T34"> "Even the youths shall faint and be weary, and the young men shall utterly fall:" <text:s/></text:span></text:p>
      <text:p text:style-name="P2"><text:span text:style-name="T31">V. Death</text:span><text:span text:style-name="T30"> </text:span><text:span text:style-name="T36">Judges 4:21</text:span><text:span text:style-name="T30"> "Then Jael Heber's wife took a nail of the tent,</text:span></text:p>
      <text:p text:style-name="P5">and <text:s/>took an hammer in her hand, and went softly unto him, and smote</text:p>
      <text:p text:style-name="P2"><text:span text:style-name="T30">the nail into his temples, and fastened it into the ground: for he was fast asleep and </text:span><text:span text:style-name="T32">weary</text:span><text:span text:style-name="T30">. So he died."</text:span></text:p>
      <text:p text:style-name="P11"/>
      <text:p text:style-name="P2"><text:span text:style-name="T31">What Wearies God:</text:span><text:span text:style-name="T30"> </text:span></text:p>
      <text:p text:style-name="P2"><text:span text:style-name="T31">I. Disobedience:</text:span><text:span text:style-name="T30"> Ahaz refused to obey a simple command from God and God responds in </text:span><text:span text:style-name="T36">Isaiah 7:13</text:span><text:span text:style-name="T30"> "And he said, Hear ye now, O house of David; </text:span><text:span text:style-name="T38">Is it</text:span><text:span text:style-name="T30"> a small thing for you to</text:span><text:span text:style-name="T32"> weary men, but will ye weary my God also?"</text:span></text:p>
      <text:p text:style-name="P8"><text:span text:style-name="T35">II. Continual backsliding</text:span><text:span text:style-name="T36">: <text:s/>Jeremiah 15:6</text:span><text:span text:style-name="T30"> "Thou hast forsaken me, saith the LORD, thou art gone backward: therefore will I stretch out my hand against thee, and destroy thee; I am</text:span><text:span text:style-name="T32"> weary</text:span><text:span text:style-name="T30"> with repenting."</text:span></text:p>
      <text:p text:style-name="P2"><text:span text:style-name="T31">III. Closed ears:</text:span><text:span text:style-name="T30"> </text:span><text:span text:style-name="T37">I</text:span><text:span text:style-name="T36">saiah 28:12</text:span><text:span text:style-name="T30"> To whom he said, This </text:span><text:span text:style-name="T38">is</text:span><text:span text:style-name="T30"> the rest </text:span><text:span text:style-name="T38">where-with</text:span><text:span text:style-name="T30"> ye may cause the </text:span><text:span text:style-name="T32">weary</text:span><text:span text:style-name="T30"> to rest; and this </text:span><text:span text:style-name="T38">is</text:span><text:span text:style-name="T30"> the refreshing: yet they would not hear.</text:span></text:p>
      <text:p text:style-name="P5"/>
      <text:p text:style-name="P2"><text:span text:style-name="T31">What Cures Weariness:</text:span><text:span text:style-name="T30"> </text:span></text:p>
      <text:p text:style-name="P2"><text:span text:style-name="T35">I. Self Refreshing:</text:span><text:span text:style-name="T36"> IISamuel 16:14</text:span><text:span text:style-name="T36"> "</text:span><text:span text:style-name="T30">And the king, and all the people that </text:span><text:span text:style-name="T38">were</text:span><text:span text:style-name="T30"> with him, came</text:span><text:span text:style-name="T32"> weary,</text:span><text:span text:style-name="T30"> and refreshed themselves there."</text:span></text:p>
      <text:p text:style-name="P6"><text:span text:style-name="T9">II. A Resting Place:</text:span><text:span text:style-name="T7"> <text:s/></text:span><text:span text:style-name="T14">Isaiah 32:2</text:span><text:span text:style-name="T11"> "And a man shall be as an hiding place from the wind, and a covert from the tempest; as rivers of water in a dry place, as the shadow of a great rock in a </text:span><text:span text:style-name="T15">weary </text:span><text:span text:style-name="T11">land."</text:span></text:p>
      <text:p text:style-name="P12"><text:span text:style-name="T13">III. Being in God:</text:span><text:span text:style-name="T14"> Isaiah 40:28</text:span><text:span text:style-name="T11"> "Hast thou not known? hast thou not heard, </text:span><text:span text:style-name="T16">that</text:span><text:span text:style-name="T11"> the everlasting God, the LORD, the Creator of the ends of the earth, fainteth not, neither is</text:span><text:span text:style-name="T15"> weary</text:span><text:span text:style-name="T11">? </text:span><text:span text:style-name="T16">there is</text:span><text:span text:style-name="T11"> no searching of his understanding."</text:span></text:p>
      <text:p text:style-name="P12"><text:span text:style-name="T13">IV. Waiting on God:</text:span><text:span text:style-name="T14"> <text:s/>Isaiah 40:31</text:span><text:span text:style-name="T11"> "But they that wait upon the LORD shall renew </text:span><text:span text:style-name="T16">their</text:span><text:span text:style-name="T11"> strength; they shall mount up with wings as eagles; they shall run, and not be </text:span><text:span text:style-name="T15">weary</text:span><text:span text:style-name="T11">; </text:span><text:span text:style-name="T16">and</text:span><text:span text:style-name="T11"> they shall walk, and not faint."</text:span></text:p>
      <text:p text:style-name="P12"><text:span text:style-name="T13">V. <text:s/>Speaking the Words of God:</text:span><text:span text:style-name="T14"> Isaiah 50:4</text:span><text:span text:style-name="T11"> "The Lord GOD hath given me the tongue of the learned, that I should know how to speak a word in season to </text:span><text:span text:style-name="T16">him that is</text:span><text:span text:style-name="T11"> </text:span><text:span text:style-name="T15">weary</text:span><text:span text:style-name="T11">: he wakeneth morning by morning, he wakeneth mine ear to hear as the learned."</text:span></text:p>
      <text:p text:style-name="P12"><text:span text:style-name="T13">VI. Refreshed by God:</text:span><text:span text:style-name="T14"> <text:s/>Jeremiah 31:25</text:span><text:span text:style-name="T11"> "For I have satiated the</text:span><text:span text:style-name="T15"> weary </text:span><text:span text:style-name="T11">soul, and I have replenished every sorrowful soul."</text:span></text:p>
      <text:p text:style-name="P14"/>
      <text:p text:style-name="P13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8</meta:editing-cycles>
    <meta:creation-date>2014-03-28T17:34:00</meta:creation-date>
    <dc:date>2022-02-24T19:33:04.18</dc:date>
    <meta:editing-duration>P8DT39M57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29" meta:word-count="779" meta:character-count="41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